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A000000FAD6A1522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variable-decls>
        <text:variable-decl office:value-type="float" text:name="a"/>
        <text:variable-decl office:value-type="float" text:name="b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5.292cm" svg:height="5.292cm" draw:z-index="0"><draw:image xlink:href="Pictures/10000000000000FA000000FAD6A1522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20:30.92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1" meta:object-count="0" meta:page-count="1" meta:paragraph-count="0" meta:word-count="0" meta:character-count="0"/>
  </office:meta>
</office:document-meta>
</file>